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3.67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5"/>
        <table:table-column table:style-name="co2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0 indicates uninitialized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Reserved for configuration service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7">08/17/2009</text:date>, <text:time>06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4-29T13:55:28</meta:creation-date>
    <dc:date>2009-08-17T06:25:48</dc:date>
    <dc:creator>Bob Jacobsen</dc:creator>
    <meta:editing-duration>PT01H51M48S</meta:editing-duration>
    <meta:editing-cycles>33</meta:editing-cycles>
    <meta:generator>OpenOffice.org/3.1$Unix OpenOffice.org_project/310m11$Build-9399</meta:generator>
    <meta:document-statistic meta:table-count="3" meta:cell-count="187" meta:object-count="0"/>
  </office:meta>
</office:document-meta>
</file>